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2" style:family="paragraph" style:parent-style-name="Standard">
      <style:text-properties fo:font-size="11pt" fo:font-weight="bold" officeooo:rsid="001ae1e4" officeooo:paragraph-rsid="001ae1e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1ae1e4" officeooo:paragraph-rsid="001ae1e4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5" style:family="paragraph" style:parent-style-name="Standard">
      <style:text-properties fo:font-size="11pt" officeooo:rsid="001ae1e4" officeooo:paragraph-rsid="00254fb3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4fb3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a2d9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004d" officeooo:paragraph-rsid="0020004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20cd18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254fb3" style:language-asian="zxx" style:country-asian="none" style:language-complex="zxx" style:country-complex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5cbe" fo:background-color="#ffffff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 fo:background-color="#ffffff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 fo:background-color="#ffffff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6bb" fo:background-color="#ffffff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4fb3" fo:background-color="#ffffff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reak-before="pag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weight="bold" officeooo:paragraph-rsid="0020004d" style:font-weight-asian="bold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officeooo:rsid="0020004d" officeooo:paragraph-rsid="00225c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0004d" style:font-size-asian="10pt"/>
    </style:style>
    <style:style style:name="T4" style:family="text">
      <style:text-properties style:font-name="Monospace" fo:font-size="10pt" officeooo:rsid="0020cd18" style:font-size-asian="10pt"/>
    </style:style>
    <style:style style:name="T5" style:family="text">
      <style:text-properties style:font-name="Monospace" fo:font-size="10pt" officeooo:rsid="00254fb3" style:font-size-asian="10pt"/>
    </style:style>
    <style:style style:name="T6" style:family="text">
      <style:text-properties style:font-name="Monospace" fo:font-size="10pt" officeooo:rsid="0026a2d9" style:font-size-asian="10pt"/>
    </style:style>
    <style:style style:name="T7" style:family="text">
      <style:text-properties style:font-name="Monospace" fo:font-size="10pt" officeooo:rsid="0022f6bb" style:font-size-asian="10pt"/>
    </style:style>
    <style:style style:name="T8" style:family="text">
      <style:text-properties style:font-name="Monospace" fo:font-size="10pt" officeooo:rsid="0026e28a" style:font-size-asian="10pt"/>
    </style:style>
    <style:style style:name="T9" style:family="text">
      <style:text-properties style:font-name="Monospace" fo:font-size="10pt" officeooo:rsid="0028660c" style:font-size-asian="10pt"/>
    </style:style>
    <style:style style:name="T10" style:family="text">
      <style:text-properties style:font-name="Monospace" fo:font-size="10pt" fo:font-weight="bold" style:font-size-asian="10pt" style:font-weight-asian="bold" style:font-weight-complex="bold"/>
    </style:style>
    <style:style style:name="T11" style:family="text">
      <style:text-properties style:font-name="Monospace" fo:font-size="10pt" fo:font-weight="bold" officeooo:rsid="0020cd18" style:font-size-asian="10pt" style:font-weight-asian="bold" style:font-weight-complex="bold"/>
    </style:style>
    <style:style style:name="T12" style:family="text">
      <style:text-properties style:font-name="Monospace" fo:font-size="10pt" fo:font-weight="bold" officeooo:rsid="0020cd18" fo:background-color="#e8f2fe" loext:char-shading-value="0" style:font-size-asian="10pt" style:font-weight-asian="bold" style:font-weight-complex="bold"/>
    </style:style>
    <style:style style:name="T13" style:family="text">
      <style:text-properties style:font-name="Monospace" fo:font-size="10pt" fo:font-style="italic" style:font-size-asian="10pt" style:font-style-asian="italic" style:font-style-complex="italic"/>
    </style:style>
    <style:style style:name="T14" style:family="text">
      <style:text-properties style:font-name="Monospace" fo:font-size="10pt" fo:font-style="italic" officeooo:rsid="0020cd18" style:font-size-asian="10pt" style:font-style-asian="italic" style:font-style-complex="italic"/>
    </style:style>
    <style:style style:name="T15" style:family="text">
      <style:text-properties style:font-name="Monospace" fo:font-size="10pt" fo:font-style="italic" officeooo:rsid="00254fb3" style:font-size-asian="10pt" style:font-style-asian="italic" style:font-style-complex="italic"/>
    </style:style>
    <style:style style:name="T16" style:family="text">
      <style:text-properties style:font-name="Monospace" fo:font-size="10pt" fo:font-style="italic" fo:font-weight="bold" style:font-size-asian="10pt" style:font-style-asian="italic" style:font-weight-asian="bold" style:font-style-complex="italic" style:font-weight-complex="bold"/>
    </style:style>
    <style:style style:name="T17" style:family="text">
      <style:text-properties style:font-name="Monospace" fo:font-size="10pt" fo:font-style="italic" fo:font-weight="normal" officeooo:rsid="0020cd18" fo:background-color="#e8f2fe" loext:char-shading-value="0" style:font-size-asian="10pt" style:font-style-asian="italic" style:font-weight-asian="normal" style:font-style-complex="italic" style:font-weight-complex="normal"/>
    </style:style>
    <style:style style:name="T18" style:family="text">
      <style:text-properties style:font-name="Monospace" fo:font-size="10pt" fo:font-style="italic" fo:font-weight="normal" officeooo:rsid="00254fb3" fo:background-color="#e8f2fe" loext:char-shading-value="0" style:font-size-asian="10pt" style:font-style-asian="italic" style:font-weight-asian="normal" style:font-style-complex="italic" style:font-weight-complex="normal"/>
    </style:style>
    <style:style style:name="T19" style:family="text">
      <style:text-properties style:font-name="Monospace" fo:font-size="10pt" fo:font-style="italic" fo:font-weight="normal" officeooo:rsid="0020cd18" style:font-size-asian="10pt" style:font-style-asian="italic" style:font-weight-asian="normal" style:font-style-complex="italic" style:font-weight-complex="normal"/>
    </style:style>
    <style:style style:name="T20" style:family="text">
      <style:text-properties style:font-name="Monospace" fo:font-size="10pt" fo:font-style="italic" fo:font-weight="normal" officeooo:rsid="00254fb3" style:font-size-asian="10pt" style:font-style-asian="italic" style:font-weight-asian="normal" style:font-style-complex="italic" style:font-weight-complex="normal"/>
    </style:style>
    <style:style style:name="T21" style:family="text">
      <style:text-properties style:font-name="Monospace" fo:font-size="10pt" fo:font-style="italic" fo:font-weight="normal" officeooo:rsid="0020cd18" fo:background-color="#ffffff" loext:char-shading-value="0" style:font-size-asian="10pt" style:font-style-asian="italic" style:font-weight-asian="normal" style:font-style-complex="italic" style:font-weight-complex="normal"/>
    </style:style>
    <style:style style:name="T22" style:family="text">
      <style:text-properties style:font-name="Monospace" fo:font-size="10pt" fo:font-style="italic" officeooo:rsid="0020cd18" fo:background-color="#e8f2fe" loext:char-shading-value="0" style:font-size-asian="10pt" style:font-style-asian="italic" style:font-style-complex="italic"/>
    </style:style>
    <style:style style:name="T23" style:family="text">
      <style:text-properties style:font-name="Monospace" fo:font-size="10pt" fo:font-style="italic" officeooo:rsid="00254fb3" fo:background-color="#e8f2fe" loext:char-shading-value="0" style:font-size-asian="10pt" style:font-style-asian="italic" style:font-style-complex="italic"/>
    </style:style>
    <style:style style:name="T24" style:family="text">
      <style:text-properties style:font-name="Monospace" fo:font-size="10pt" fo:background-color="#e8f2fe" loext:char-shading-value="0" style:font-size-asian="10pt"/>
    </style:style>
    <style:style style:name="T25" style:family="text">
      <style:text-properties style:font-name="Monospace" fo:font-size="10pt" officeooo:rsid="0020004d" fo:background-color="#e8f2fe" loext:char-shading-value="0" style:font-size-asian="10pt"/>
    </style:style>
    <style:style style:name="T26" style:family="text">
      <style:text-properties style:font-name="Monospace" fo:font-size="10pt" officeooo:rsid="0020cd18" fo:background-color="#e8f2fe" loext:char-shading-value="0" style:font-size-asian="10pt"/>
    </style:style>
    <style:style style:name="T27" style:family="text">
      <style:text-properties style:font-name="Monospace" fo:font-size="10pt" officeooo:rsid="0022f6bb" fo:background-color="#e8f2fe" loext:char-shading-value="0" style:font-size-asian="10pt"/>
    </style:style>
    <style:style style:name="T28" style:family="text">
      <style:text-properties style:font-name="Monospace" fo:font-size="10pt" officeooo:rsid="00254fb3" fo:background-color="#e8f2fe" loext:char-shading-value="0" style:font-size-asian="10pt"/>
    </style:style>
    <style:style style:name="T29" style:family="text">
      <style:text-properties style:font-name="Monospace" fo:font-size="10pt" fo:background-color="#ffffff" loext:char-shading-value="0" style:font-size-asian="10pt"/>
    </style:style>
    <style:style style:name="T30" style:family="text">
      <style:text-properties style:font-name="Monospace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Ubuntu" fo:font-size="10pt" officeooo:rsid="0020cd18" style:font-size-asian="10pt"/>
    </style:style>
    <style:style style:name="T32" style:family="text">
      <style:text-properties style:font-name="Monospace1" fo:font-size="10pt" officeooo:rsid="0020cd18" style:font-size-asian="10pt"/>
    </style:style>
    <style:style style:name="T33" style:family="text">
      <style:text-properties style:font-name="Monospace1" fo:font-size="10pt" officeooo:rsid="00254fb3" style:font-size-asian="10pt"/>
    </style:style>
    <style:style style:name="T34" style:family="text">
      <style:text-properties style:font-name="Monospace1" fo:font-size="10pt" fo:font-style="italic" officeooo:rsid="0020cd18" style:font-size-asian="10pt" style:font-style-asian="italic" style:font-style-complex="italic"/>
    </style:style>
    <style:style style:name="T35" style:family="text">
      <style:text-properties style:font-name="Monospace1" fo:font-size="10pt" fo:font-style="italic" officeooo:rsid="0020cd18" fo:background-color="#e8f2fe" loext:char-shading-value="0" style:font-size-asian="10pt" style:font-style-asian="italic" style:font-style-complex="italic"/>
    </style:style>
    <style:style style:name="T36" style:family="text">
      <style:text-properties style:font-name="Monospace1" fo:font-size="10pt" fo:font-style="normal" officeooo:rsid="0020cd18" style:font-size-asian="10pt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 </text:span>Villageois</text:p>
      <text:p text:style-name="P1"><text:span text:style-name="T1">observators</text:span> :</text:p>
      <text:p text:style-name="P1"><text:tab/>const race : [Villageois] → String</text:p>
      <text:p text:style-name="P1"><text:tab/>const largeur : [Villageois] → int</text:p>
      <text:p text:style-name="P1"><text:tab/>const hauteur : [Villageois] → int</text:p>
      <text:p text:style-name="P1"><text:tab/>const force : [Villageois] → int</text:p>
      <text:p text:style-name="P1"><text:tab/>const vitesse : [Villageois] → double</text:p>
      <text:p text:style-name="P1"><text:tab/>pointsDeVie : [Villageois] → int</text:p>
      <text:p text:style-name="P1"><text:tab/>quantiteOr : [Villageois] → int</text:p>
      <text:p text:style-name="P1"><text:tab/>estMort : [Villageois] → boolean</text:p>
      <text:p text:style-name="P1"><text:span text:style-name="T1">Constructors</text:span> :</text:p>
      <text:p text:style-name="P1"><text:tab/>init : String × int × int × int × double × int → [Villageois]</text:p>
      <text:p text:style-name="P1"><text:tab/><text:tab/><text:span text:style-name="T1">pre </text:span>init(race,largeur,hauteur,force,vitesse,pointsVie) <text:span text:style-name="T1">require</text:span> race 6= "" ∧ largeur%2=1 ∧ hauteur<text:tab/><text:tab/><text:tab/><text:tab/><text:tab/><text:tab/><text:tab/><text:tab/><text:tab/><text:tab/><text:tab/>%2=1</text:p>
      <text:p text:style-name="P1"><text:span text:style-name="T1">Operators </text:span>:</text:p>
      <text:p text:style-name="P1"><text:tab/>retrait : [Villageois] × int → [Villageois]</text:p>
      <text:p text:style-name="P1"><text:tab/><text:tab/><text:span text:style-name="T1">pre</text:span> retrait(V,s) <text:span text:style-name="T1">require</text:span> ¬estMort(V) ∧ s&gt;0</text:p>
      <text:p text:style-name="P2">Observations :</text:p>
      <text:p text:style-name="P3"><text:tab/>[invariants]</text:p>
      <text:p text:style-name="P1"><text:tab/>estMort(V) min = pointsDeVie(V) ≤ 0</text:p>
      <text:p text:style-name="P1"/>
      <text:p text:style-name="P3"><text:tab/>[init]</text:p>
      <text:p text:style-name="P1"><text:tab/>race(init(s,l,h,f,v,p))=r</text:p>
      <text:p text:style-name="P1"><text:tab/>largeur(init(s,l,h,f,v,p))=l</text:p>
      <text:p text:style-name="P1"><text:tab/>hauteur(init(s,l,h,f,v,p))=h</text:p>
      <text:p text:style-name="P1"><text:tab/>force(init(s,l,h,f,v,p))=f</text:p>
      <text:p text:style-name="P1"><text:tab/>vitesse(init(s,l,h,f,v,p))=v</text:p>
      <text:p text:style-name="P1"><text:tab/>pointsDeVie(init(s,l,h,f,v,p))=p</text:p>
      <text:p text:style-name="P1"><text:tab/>quantiteOr(init(s,l,h,f,v,p))=0</text:p>
      <text:p text:style-name="P1"/>
      <text:p text:style-name="P3"><text:tab/>[retrait]</text:p>
      <text:p text:style-name="P1"><text:tab/>pointsDeVie(retrait(V,s))=pointsDeVie(V) -s</text:p>
      <text:p text:style-name="P1"><text:tab/>quantiteOr(retrait(V,s))=quantiteOr(V)</text:p>
      <text:p text:style-name="P1"/>
      <text:p text:style-name="P1"/>
      <text:p text:style-name="P6"><text:span text:style-name="T10">service </text:span><text:span text:style-name="T2">: MoteurJeu</text:span></text:p>
      <text:p text:style-name="P7"><text:span text:style-name="T10">types</text:span><text:span text:style-name="T2"> : enum RESULTAT{GAGNE, PERDU},</text:span></text:p>
      <text:p text:style-name="P7"><text:span text:style-name="T2">enum COMMANDE{RIEN, DEPLACER, ENTRERMINE, ENTRERHOTELVILLE}</text:span></text:p>
      <text:p text:style-name="P13"><text:span text:style-name="T2">observators :</text:span></text:p>
      <text:p text:style-name="P7"><text:span text:style-name="T2"><text:tab/></text:span><text:span text:style-name="T10">const</text:span><text:span text:style-name="T2"> largeurTerrain : [MoteurJeu] → int</text:span></text:p>
      <text:p text:style-name="P7"><text:span text:style-name="T2"><text:tab/></text:span><text:span text:style-name="T10">const</text:span><text:span text:style-name="T2"> hauteurTerrain : [MoteurJeu] → int</text:span></text:p>
      <text:p text:style-name="P7"><text:span text:style-name="T2"><text:tab/></text:span><text:span text:style-name="T10">const</text:span><text:span text:style-name="T2"> maxPasJeu : [MoteurJeu] → int</text:span></text:p>
      <text:p text:style-name="P7"><text:span text:style-name="T2"><text:tab/>pasJeuCourant : [MoteurJeu] → int</text:span></text:p>
      <text:p text:style-name="P7"><text:span text:style-name="T2"><text:tab/>estFini : [MoteurJeu] → boolean</text:span></text:p>
      <text:p text:style-name="P7"><text:span text:style-name="T2"><text:tab/>resultatFinal : [MoteurJeu] → RESULTAT</text:span></text:p>
      <text:p text:style-name="P7"><text:span text:style-name="T2"><text:tab/><text:tab/>pre resultatFinal(M) require estFini(M)</text:span></text:p>
      <text:p text:style-name="P7"><text:span text:style-name="T2"><text:tab/></text:span><text:span text:style-name="T10">const</text:span><text:span text:style-name="T2"> </text:span><text:span text:style-name="T13">numeroesVillageois</text:span><text:span text:style-name="T2"> : </text:span><text:span text:style-name="T13">[MoteurJeu] → Set&lt;int&gt;</text:span></text:p>
      <text:p text:style-name="P7"><text:span text:style-name="T2"><text:tab/>getVillageois : [MoteurJeu] × int → Villageois</text:span></text:p>
      <text:p text:style-name="P7"><text:span text:style-name="T2"><text:tab/><text:tab/>pre getVillageois(M,num) require num ∈ numeroesVillageois(M,num)</text:span></text:p>
      <text:p text:style-name="P7"><text:span text:style-name="T2"><text:tab/></text:span><text:span text:style-name="T13">positionVillageoisX</text:span><text:span text:style-name="T2"> : </text:span><text:span text:style-name="T13">[MoteurJeu] × int → int</text:span></text:p>
      <text:p text:style-name="P9"><text:span text:style-name="T2"><text:tab/><text:tab/></text:span><text:span text:style-name="T16">pre</text:span><text:span text:style-name="T2"> positionVillageoisX(M,num) </text:span><text:span text:style-name="T16">require </text:span></text:p>
      <text:p text:style-name="P9"><text:span text:style-name="T2"><text:tab/><text:tab/><text:tab/>num ∈ numeroesVillageois(M,num)</text:span></text:p>
      <text:p text:style-name="P7"><text:span text:style-name="T2"><text:tab/></text:span><text:span text:style-name="T13">positionVillageoisY</text:span><text:span text:style-name="T2"> : </text:span><text:span text:style-name="T13">[MoteurJeu] × int → int</text:span></text:p>
      <text:p text:style-name="P9"><text:span text:style-name="T2"><text:tab/><text:tab/></text:span><text:span text:style-name="T10">pre</text:span><text:span text:style-name="T2"> positionVillageoisY(M,num) </text:span><text:span text:style-name="T10">require</text:span><text:span text:style-name="T2"> </text:span></text:p>
      <text:p text:style-name="P9"><text:span text:style-name="T2"><text:tab/><text:tab/><text:tab/>num ∈ numeroesVillageois(M,num)</text:span></text:p>
      <text:p text:style-name="P7"><text:span text:style-name="T2"><text:tab/></text:span><text:span text:style-name="T10">const</text:span><text:span text:style-name="T2"> </text:span><text:span text:style-name="T13">numeroesMine</text:span><text:span text:style-name="T2"> : </text:span><text:span text:style-name="T13">[MoteurJeu] → Set&lt;int&gt;</text:span></text:p>
      <text:p text:style-name="P7"><text:span text:style-name="T2"><text:tab/>getMine : [MoteurJeu] × int → Mine</text:span></text:p>
      <text:p text:style-name="P9"><text:span text:style-name="T2"><text:tab/><text:tab/></text:span><text:span text:style-name="T10">pre</text:span><text:span text:style-name="T2"> getMine(M,num) </text:span><text:span text:style-name="T10">require</text:span><text:span text:style-name="T2"> </text:span></text:p>
      <text:p text:style-name="P9"><text:span text:style-name="T4"><text:tab/><text:tab/><text:tab/></text:span><text:span text:style-name="T2">num ∈ numeroesMine(M,num)</text:span></text:p>
      <text:p text:style-name="P7"><text:span text:style-name="T2"><text:tab/></text:span><text:span text:style-name="T10">const</text:span><text:span text:style-name="T2"> positionMineX : [MoteurJeu] × int → int</text:span></text:p>
      <text:p text:style-name="P7"><text:span text:style-name="T2"><text:tab/><text:tab/>pre positionMineX(M,num) require num ∈ numeroesMine(M,num)</text:span></text:p>
      <text:p text:style-name="P7"><text:span text:style-name="T2"><text:tab/></text:span><text:span text:style-name="T10">const</text:span><text:span text:style-name="T2"> positionMineY : [MoteurJeu] × int → int</text:span></text:p>
      <text:p text:style-name="P7"><text:span text:style-name="T2"><text:tab/><text:tab/>pre positionMineY(M,num) require num ∈ numeroesMine(M,num)</text:span></text:p>
      <text:p text:style-name="P7"><text:span text:style-name="T2"><text:tab/>hotelDeVille : [MoteurJeu] → HôtelVille</text:span></text:p>
      <text:p text:style-name="P7"><text:span text:style-name="T2"><text:tab/></text:span><text:span text:style-name="T10">const</text:span><text:span text:style-name="T2"> positionHotelVilleX : [MoteurJeu] → int</text:span></text:p>
      <text:p text:style-name="P7"><text:span text:style-name="T2"><text:tab/></text:span><text:span text:style-name="T10">const</text:span><text:span text:style-name="T2"> positionHotelVilleY : [MoteurJeu] → int</text:span></text:p>
      <text:p text:style-name="P7"><text:span text:style-name="T2"><text:tab/></text:span><text:span text:style-name="T13">peutEntrer</text:span><text:span text:style-name="T2"> : [MoteurJeu] × int × int → boolean</text:span></text:p>
      <text:p text:style-name="P8"><text:span text:style-name="T2"><text:tab/><text:tab/></text:span><text:span text:style-name="T16">pre</text:span><text:span text:style-name="T2"> peutEntrer(M,numVillageois,numMine) </text:span><text:span text:style-name="T16">require</text:span><text:span text:style-name="T2"> </text:span></text:p>
      <text:p text:style-name="P8"><text:span text:style-name="T2"><text:tab/><text:tab/><text:tab/>numVillageois ∈ numeroesVillageois(M,numVillageois) ∧ </text:span></text:p>
      <text:p text:style-name="P7"><text:span text:style-name="T2"><text:tab/><text:tab/><text:tab/>numMine ∈ numeroesMine(M,numMine)</text:span></text:p>
      <text:p text:style-name="P7"><text:span text:style-name="T2"><text:tab/></text:span><text:span text:style-name="T13">peutEntrerHotelVille</text:span><text:span text:style-name="T2"> : </text:span><text:span text:style-name="T13">[MoteurJeu]</text:span><text:span text:style-name="T2"> × </text:span><text:span text:style-name="T13">int</text:span><text:span text:style-name="T2"> → </text:span><text:span text:style-name="T13">boolean</text:span></text:p>
      <text:p text:style-name="P8"><text:span text:style-name="T2"><text:tab/><text:tab/></text:span><text:span text:style-name="T16">pre</text:span><text:span text:style-name="T2"> peutEntrerHotelVille(M,numVillageois) </text:span><text:span text:style-name="T16">require</text:span><text:span text:style-name="T2"> </text:span></text:p>
      <text:p text:style-name="P8"><text:span text:style-name="T2"><text:tab/><text:tab/><text:tab/>numVillageois ∈ numeroesVillageois(M,numVillageois)</text:span></text:p>
      <text:p text:style-name="P7"><text:span text:style-name="T10">Constructors</text:span><text:span text:style-name="T2"> :</text:span></text:p>
      <text:p text:style-name="P7"><text:span text:style-name="T2"><text:tab/>init : int × int × int → [MoteurJeu]</text:span></text:p>
      <text:p text:style-name="P7"><text:span text:style-name="T2"><text:tab/><text:tab/>pre init(largeur,hauteur,maxPas) require largeur≥ 600 ∧ hauteur≥ 400 ∧ maxPas≥ 0</text:span></text:p>
      <text:p text:style-name="P7"><text:span text:style-name="T2">Operators :</text:span></text:p>
      <text:p text:style-name="P7"><text:span text:style-name="T2"><text:tab/>pasJeu : [MoteurJeu] × COMMANDE × int × int → [MoteurJeu]</text:span></text:p>
      <text:p text:style-name="P7"><text:span text:style-name="T2"><text:tab/><text:tab/>pre pasJeu(M,commmand,numVillgeois,argument) require</text:span></text:p>
      <text:p text:style-name="P7"><text:span text:style-name="T2"><text:tab/><text:tab/><text:tab/><text:tab/><text:tab/><text:tab/>¬estFini(M)</text:span></text:p>
      <text:p text:style-name="P7"><text:span text:style-name="T2"><text:tab/><text:tab/><text:tab/><text:tab/><text:tab/><text:tab/>command=DEPLACER ⇒ 0 ≤argument≤ 360</text:span></text:p>
      <text:p text:style-name="P7"><text:span text:style-name="T2"><text:tab/><text:tab/><text:tab/><text:tab/><text:tab/><text:tab/>command=ENTRERMINE ⇒</text:span></text:p>
      <text:p text:style-name="P7"><text:span text:style-name="T2"><text:tab/><text:tab/><text:tab/><text:tab/><text:tab/><text:tab/><text:tab/><text:tab/>argument∈numeroesMines(M)</text:span></text:p>
      <text:p text:style-name="P7"><text:span text:style-name="T2"><text:tab/><text:tab/><text:tab/><text:tab/><text:tab/><text:tab/><text:tab/><text:tab/>peutEntrer(M,numVillageois,argument)</text:span></text:p>
      <text:p text:style-name="P7"><text:span text:style-name="T2"><text:tab/><text:tab/><text:tab/><text:tab/><text:tab/><text:tab/>command=ENTRERHOTELVILLE ⇒peutEntrerHotelVille(M,numVillageois)</text:span></text:p>
      <text:p text:style-name="P7"><text:span text:style-name="T2">Observations :</text:span></text:p>
      <text:p text:style-name="P8"><text:span text:style-name="T2"><text:tab/></text:span></text:p>
      <text:p text:style-name="P8"/>
      <text:p text:style-name="P25"><text:span text:style-name="T2"><text:tab/>[invariants]</text:span></text:p>
      <text:p text:style-name="P7"><text:span text:style-name="T2"><text:tab/>0 ≤ pasJeuCourant(M) ≤ maxPasJeu(M)</text:span></text:p>
      <text:p text:style-name="P7"><text:span text:style-name="T2"><text:tab/>estFini(M) min = HotelVille::orRestant(hotelDeVille(M)) ≥ 1664 ∨ pasJeuCourant(M)=maxPasJeu(M))</text:span></text:p>
      <text:p text:style-name="P7"><text:span text:style-name="T2"><text:tab/>resultatFinal(M)=GAGNE ⇔ HotelVille::orRestant(hotelDeVille(M)) ≥ 1664</text:span></text:p>
      <text:p text:style-name="P7"><text:span text:style-name="T2"><text:tab/>peutEntrer(M,numVillageois,numMine) min = distance(positionVillageoisX(M,numVillageois),positionVillageoisY(M,numVillageois),</text:span></text:p>
      <text:p text:style-name="P7"><text:span text:style-name="T2"><text:tab/>positionMineX(M,numMine),positionMineY(M,numMine)) ≤ 51</text:span></text:p>
      <text:p text:style-name="P7"><text:span text:style-name="T2"><text:tab/>peutEntrerHotelVille(M,numVillageois) min = distance(positionVillageoisX(M,numVillageois),positionVillageoisY(M,numVillageois),</text:span></text:p>
      <text:p text:style-name="P7"><text:span text:style-name="T2"><text:tab/>positionHotelVilleX(M),positionHotelVilleY(M)) ≤ 51</text:span></text:p>
      <text:p text:style-name="P7"><text:span text:style-name="T2"/></text:p>
      <text:p text:style-name="Operation"><text:span text:style-name="T2"><text:tab/></text:span><text:span text:style-name="T30">[init]</text:span></text:p>
      <text:p text:style-name="P7"><text:span text:style-name="T2"><text:tab/>maxPasJeu(init(l,h,m))=m</text:span></text:p>
      <text:p text:style-name="P7"><text:span text:style-name="T2"><text:tab/>pasJeuCourant(init(l,h,m))=0</text:span></text:p>
      <text:p text:style-name="P14"><text:span text:style-name="T2"><text:tab/>largeurTerrain(init(l,h,m))=l</text:span></text:p>
      <text:p text:style-name="P14"><text:span text:style-name="T2"><text:tab/>hauteurTerrain(init(l,h,m))=h</text:span></text:p>
      <text:p text:style-name="P14"><text:span text:style-name="T2"><text:tab/>estFini(init(l,h,m))=False</text:span></text:p>
      <text:p text:style-name="P14"><text:span text:style-name="T2"><text:tab/></text:span></text:p>
      <text:p text:style-name="P14"><text:span text:style-name="T2"><text:tab/>// Initialisation Hotel de ville</text:span></text:p>
      <text:p text:style-name="P26"><text:span text:style-name="T2"><text:tab/>positionHotelVilleX( init(l,h,m) ) </text:span><text:span text:style-name="T21">&lt;= 51</text:span><text:span text:style-name="T29"> </text:span></text:p>
      <text:p text:style-name="P19"><text:tab/><text:span text:style-name="T2">positionHotelVille</text:span><text:span text:style-name="T3">Y( init(l,h,m) ) </text:span><text:span text:style-name="T19">&lt;= 51</text:span><text:span text:style-name="T3"> </text:span></text:p>
      <text:p text:style-name="P20"><text:span text:style-name="T3"><text:tab/>HotelVille</text:span><text:span text:style-name="T2">::</text:span><text:span text:style-name="T3">orRestant</text:span><text:span text:style-name="T2">( </text:span><text:span text:style-name="T3">getHotelVille</text:span><text:span text:style-name="T2">( </text:span><text:span text:style-name="T3">init(l,h,m) </text:span><text:span text:style-name="T2">) ) = </text:span><text:span text:style-name="T3">16</text:span></text:p>
      <text:p text:style-name="P20"/>
      <text:p text:style-name="P20"><text:span text:style-name="T3"><text:tab/>// </text:span><text:span text:style-name="T4">Initialisation Villageois</text:span></text:p>
      <text:p text:style-name="P21"><text:span text:style-name="T4"><text:tab/></text:span><text:span text:style-name="T11">\forall</text:span><text:span text:style-name="T4"> </text:span><text:span text:style-name="T14">numV</text:span><text:span text:style-name="T4"> </text:span><text:span text:style-name="T11">\in</text:span><text:span text:style-name="T4"> </text:span><text:span text:style-name="T19">numeroesVillageois:</text:span></text:p>
      <text:p text:style-name="P21"><text:span text:style-name="T19"><text:tab/><text:tab/> <text:s/>positionVillageoisY(M, numV) - </text:span><text:span text:style-name="T3">positionHotelVilleY</text:span><text:span text:style-name="T19">(M) &lt;= 51</text:span></text:p>
      <text:p text:style-name="P21"><text:span text:style-name="T3"><text:tab/> <text:s text:c="4"/><text:tab/></text:span><text:span text:style-name="T32">Ʌ</text:span><text:span text:style-name="T31"> <text:s/></text:span><text:span text:style-name="T19">positionVillageoisX(M, numV) - </text:span><text:span text:style-name="T3">positionHotelVille</text:span><text:span text:style-name="T4">X</text:span><text:span text:style-name="T19">(M) &lt;= 51</text:span></text:p>
      <text:p text:style-name="P21"><text:span text:style-name="T3"><text:s text:c="5"/><text:tab/> <text:s text:c="4"/><text:tab/></text:span><text:span text:style-name="T32">Ʌ </text:span><text:span text:style-name="T34">Villageois::</text:span><text:span text:style-name="T13">pointsDeVie</text:span><text:span text:style-name="T4">( getVillageois(M, numV) ) = 100</text:span></text:p>
      <text:p text:style-name="P21"><text:span text:style-name="T2"><text:tab/> <text:s text:c="3"/><text:tab/></text:span><text:span text:style-name="T32">Ʌ</text:span><text:span text:style-name="T2"> </text:span><text:span text:style-name="T34">Villageois::</text:span><text:span text:style-name="T14">quantiteOr</text:span><text:span text:style-name="T4">( getVillageois(M, numV) ) = 0</text:span></text:p>
      <text:p text:style-name="P22"><text:span text:style-name="T34"><text:tab/> <text:tab/></text:span><text:span text:style-name="T36">Ʌ</text:span><text:span text:style-name="T34"> Villageois::</text:span><text:span text:style-name="T2">estMort</text:span><text:span text:style-name="T4">( getVillageois(M, numV) ) = </text:span><text:span text:style-name="T7">False</text:span></text:p>
      <text:p text:style-name="P22"/>
      <text:p text:style-name="P23"><text:span text:style-name="T7"><text:tab/></text:span><text:span text:style-name="T3">// </text:span><text:span text:style-name="T4">Initialisation </text:span><text:span text:style-name="T5">Mines</text:span></text:p>
      <text:p text:style-name="P23"><text:span text:style-name="T4"><text:tab/></text:span><text:span text:style-name="T11">\forall</text:span><text:span text:style-name="T4"> </text:span><text:span text:style-name="T14">num</text:span><text:span text:style-name="T15">M</text:span><text:span text:style-name="T4"> </text:span><text:span text:style-name="T11">\in</text:span><text:span text:style-name="T4"> </text:span><text:span text:style-name="T14">numeroesMine</text:span><text:span text:style-name="T19">:</text:span></text:p>
      <text:p text:style-name="P23"><text:span text:style-name="T19"><text:tab/><text:tab/> <text:s/>position</text:span><text:span text:style-name="T20">Mine</text:span><text:span text:style-name="T19">Y(M, num</text:span><text:span text:style-name="T20">M</text:span><text:span text:style-name="T19">) &lt;= </text:span><text:span text:style-name="T20">largeurTerrain</text:span></text:p>
      <text:p text:style-name="P23"><text:span text:style-name="T3"><text:tab/> <text:s text:c="4"/><text:tab/></text:span><text:span text:style-name="T32">Ʌ</text:span><text:span text:style-name="T31"> <text:s/></text:span><text:span text:style-name="T19">position</text:span><text:span text:style-name="T20">Mine</text:span><text:span text:style-name="T19">X(M, num</text:span><text:span text:style-name="T20">M</text:span><text:span text:style-name="T19">) &lt;= </text:span><text:span text:style-name="T20">hauteurTerrain</text:span></text:p>
      <text:p text:style-name="P23"><text:span text:style-name="T3"><text:s text:c="5"/><text:tab/> <text:s text:c="4"/><text:tab/></text:span><text:span text:style-name="T32">Ʌ </text:span><text:span text:style-name="T33">Mine</text:span><text:span text:style-name="T34">::</text:span><text:span text:style-name="T15">estAbandonne</text:span><text:span text:style-name="T4">( getVillageois(M, numV) ) = </text:span><text:span text:style-name="T6">True</text:span></text:p>
      <text:p text:style-name="P17"/>
      <text:p text:style-name="P7"><text:span text:style-name="T2"/></text:p>
      <text:p text:style-name="Operation"><text:span text:style-name="T2"><text:tab/></text:span><text:span text:style-name="T10">[pasJeu]</text:span></text:p>
      <text:p text:style-name="P7"><text:span text:style-name="T2"><text:tab/>pasJeuCourant(pasJeu(M,c,numVillageois,arg))=pasJeuCourant(M)+1</text:span></text:p>
      <text:p text:style-name="P7"/>
      <text:p text:style-name="P7"><text:span text:style-name="T2"><text:tab/>// </text:span><text:span text:style-name="T6">Mines</text:span></text:p>
      <text:p text:style-name="P7"><text:span text:style-name="T2"><text:tab/>getMine(pasJeu(M,c,numVillageois,arg),numMine) =</text:span></text:p>
      <text:p text:style-name="P12"><text:span text:style-name="T2"><text:tab/><text:tab/>Mine::abandoned(getMine(M,numMine)) si c=ENTRERMINE ∨ arg</text:span><text:span text:style-name="T8">=</text:span><text:span text:style-name="T2">numMine</text:span></text:p>
      <text:p text:style-name="P7"><text:span text:style-name="T2"><text:tab/><text:tab/>Mine::acceuil(getMine(M,numMine)) sinon</text:span></text:p>
      <text:p text:style-name="P7"/>
      <text:p text:style-name="P7"><text:span text:style-name="T2"><text:tab/>// </text:span><text:span text:style-name="T9">Villageois</text:span></text:p>
      <text:p text:style-name="P12"><text:span text:style-name="T2"><text:tab/>getVillageois(pasJeu(M,c,numVillageois,arg),numVillageois) = <text:s text:c="47"/><text:tab/><text:tab/></text:span><text:span text:style-name="T8">V</text:span><text:span text:style-name="T2">illageois::dechargeOr(getVillageois(M,numVillageois), <text:s text:c="27"/></text:span></text:p>
      <text:p text:style-name="P7"><text:span text:style-name="T2"><text:tab/><text:tab/>Villageois::quantiteOr(getVillageois(M,numVillageois))) si c=ENTRERHOTELVILLE</text:span></text:p>
      <text:p text:style-name="P7"><text:span text:style-name="T2"/></text:p>
      <text:p text:style-name="P7"><text:span text:style-name="T2"><text:tab/>// </text:span><text:span text:style-name="T9">HotelDeVille</text:span></text:p>
      <text:p text:style-name="P7"><text:span text:style-name="T2"><text:s text:c="4"/>getHotelDeVille(pasJeu(M,c,numVillageois,arg),numVillageois) = <text:s text:c="36"/></text:span></text:p>
      <text:p text:style-name="P7"><text:span text:style-name="T2"><text:tab/><text:tab/><text:tab/>HotelVille:depot(getVillageois(M,numVillageois), <text:s text:c="41"/></text:span></text:p>
      <text:p text:style-name="P7"><text:span text:style-name="T2"><text:tab/><text:tab/><text:tab/><text:tab/>Villageois::quantiteOr(getVillageois(M,numVillageois))) si c=ENTRERHOTELVILLE <text:s/></text:span></text:p>
      <text:p text:style-name="P7"/>
      <text:p text:style-name="P24"><text:span text:style-name="T2"><text:s text:c="4"/><text:tab/><text:tab/><text:tab/><text:tab/><text:tab/><text:tab/></text:span></text:p>
      <text:p text:style-name="P1"><text:span text:style-name="T10">service</text:span><text:span text:style-name="T2"> : Mine</text:span></text:p>
      <text:p text:style-name="P7"><text:span text:style-name="T2">observators :</text:span></text:p>
      <text:p text:style-name="P7"><text:span text:style-name="T2"><text:tab/>const largeur : [Mine] → int</text:span></text:p>
      <text:p text:style-name="P7"><text:span text:style-name="T2"><text:tab/>const hauteur : [Mine] → int</text:span></text:p>
      <text:p text:style-name="P7"><text:span text:style-name="T2"><text:tab/>orRestant : [Mine] → int</text:span></text:p>
      <text:p text:style-name="P7"><text:span text:style-name="T2"><text:tab/>estAbandonnee : [Mine] → boolean</text:span></text:p>
      <text:p text:style-name="P7"><text:span text:style-name="T2"><text:tab/>estLaminee : [Mine] → boolean</text:span></text:p>
      <text:p text:style-name="P7"><text:span text:style-name="T2"><text:tab/>abandonCompteur : [Mine] → int</text:span></text:p>
      <text:p text:style-name="P7"><text:span text:style-name="T2"><text:tab/></text:span></text:p>
      <text:p text:style-name="P7"><text:span text:style-name="T2">Constructors :</text:span></text:p>
      <text:p text:style-name="P7"><text:span text:style-name="T2"><text:tab/>init : int × int → [Mine]</text:span></text:p>
      <text:p text:style-name="P7"><text:span text:style-name="T2"><text:tab/><text:tab/>pre init(largeur,hauteur) require largeur%2=1 ∧ hauteur%2=1</text:span></text:p>
      <text:p text:style-name="P7"><text:span text:style-name="T2"><text:tab/><text:tab/></text:span></text:p>
      <text:p text:style-name="P7"><text:span text:style-name="T2">Operators :</text:span></text:p>
      <text:p text:style-name="P7"><text:span text:style-name="T2"><text:tab/>retrait : [Mine] × int → [Mine]</text:span></text:p>
      <text:p text:style-name="P7"><text:span text:style-name="T2"><text:tab/><text:tab/>pre retrait(M,s) require ¬estLaminee(M) ∧ s&gt;0</text:span></text:p>
      <text:p text:style-name="P7"><text:span text:style-name="T2"><text:tab/>acceuil : [Mine] → [Mine]</text:span></text:p>
      <text:p text:style-name="P7"><text:span text:style-name="T2"><text:tab/><text:tab/>pre acceuil(M) require ¬abandoned(M)</text:span></text:p>
      <text:p text:style-name="P7"><text:span text:style-name="T2"><text:tab/>abandoned : [Mine] → [Mine]</text:span></text:p>
      <text:p text:style-name="P7"><text:span text:style-name="T2"><text:tab/><text:tab/> pre abandoned(M) require ¬estAbandonne()</text:span></text:p>
      <text:p text:style-name="P7"><text:span text:style-name="T2"><text:tab/><text:tab/></text:span></text:p>
      <text:p text:style-name="P7"><text:span text:style-name="T2">Observations :</text:span></text:p>
      <text:p text:style-name="P7"><text:span text:style-name="T2"><text:tab/>[invariants]</text:span></text:p>
      <text:p text:style-name="P7"><text:span text:style-name="T2"><text:tab/>estLaminee(M) min = orRestant(M) ≤ 0</text:span></text:p>
      <text:p text:style-name="P7"><text:span text:style-name="T2"><text:tab/>estAbandonnee(M) min = abandonCompteur = 51</text:span></text:p>
      <text:p text:style-name="P7"><text:span text:style-name="T2"><text:tab/>0 ≤abandonCompteur(M)≤ 51</text:span></text:p>
      <text:p text:style-name="P7"><text:span text:style-name="T2"><text:tab/></text:span></text:p>
      <text:p text:style-name="P7"><text:span text:style-name="T2"><text:tab/>[init]</text:span></text:p>
      <text:p text:style-name="P7"><text:span text:style-name="T2"><text:tab/>largeur(init(l,h))=l</text:span></text:p>
      <text:p text:style-name="P7"><text:span text:style-name="T2"><text:tab/>hauteur(init(l,h))=h</text:span></text:p>
      <text:p text:style-name="P7"><text:span text:style-name="T2"><text:tab/>orRestant(init(l,h))=51</text:span></text:p>
      <text:p text:style-name="P7"><text:span text:style-name="T2"><text:tab/>abandonCompteur(init(l,h))=51</text:span></text:p>
      <text:p text:style-name="P7"><text:span text:style-name="T2"><text:tab/></text:span></text:p>
      <text:p text:style-name="P7"><text:span text:style-name="T2"><text:tab/>[retrait]</text:span></text:p>
      <text:p text:style-name="P7"><text:span text:style-name="T2"><text:tab/>orRestant(retrait(M,s))=orRestant(M)-s</text:span></text:p>
      <text:p text:style-name="P7"><text:span text:style-name="T2"><text:tab/>abandonCompteur(retrait(M,s))=abandonCompteur(M)</text:span></text:p>
      <text:p text:style-name="P7"><text:span text:style-name="T2"><text:tab/>estAbandonnee(retrait(M,s))= estAbandonnee(V)@pre <text:s/></text:span></text:p>
      <text:p text:style-name="P7"><text:span text:style-name="T2"><text:tab/>estLaminee(retrait(M,s))= estLaminee(V)@pre <text:s text:c="7"/></text:span></text:p>
      <text:p text:style-name="P7"><text:span text:style-name="T2"><text:tab/></text:span></text:p>
      <text:p text:style-name="P7"><text:span text:style-name="T2"><text:tab/>[acceuil]</text:span></text:p>
      <text:p text:style-name="P7"><text:span text:style-name="T2"><text:tab/>orRestant(acceuil(M))=orRestant(M)</text:span></text:p>
      <text:p text:style-name="P7"><text:span text:style-name="T2"><text:tab/>abandonCompteur(accueil(M))=0</text:span></text:p>
      <text:p text:style-name="P7"><text:span text:style-name="T2"><text:tab/></text:span></text:p>
      <text:p text:style-name="P7"><text:span text:style-name="T2"><text:tab/>[abandoned]</text:span></text:p>
      <text:p text:style-name="P7"><text:span text:style-name="T2"><text:tab/>orRestant(abandoned(M))=orRestant(M)</text:span></text:p>
      <text:p text:style-name="P7"><text:span text:style-name="T2"><text:tab/>abandonCompteur(abandoned(M))=abandonCompteur()+1</text:span></text:p>
      <text:p text:style-name="P18"/>
      <text:p text:style-name="P7"><text:span text:style-name="T2"><text:tab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peration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1:57:43.707621366</meta:creation-date>
    <dc:date>2015-04-23T18:01:44.882480136</dc:date>
    <meta:editing-duration>PT1H10M11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4" meta:paragraph-count="174" meta:word-count="634" meta:character-count="6573" meta:non-whitespace-character-count="5624"/>
  </office:meta>
</office:document-meta>
</file>